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NDING SUPPLIER CONTRACT</text:p>
      <text:p text:style-name="P1"/>
      <text:p text:style-name="P2"><text:span text:style-name="T1">Supplier</text:span>: company #05</text:p>
      <text:p text:style-name="P2"><text:span text:style-name="T1">Buyer</text:span>: Company #04</text:p>
      <text:p text:style-name="P2"><text:span text:style-name="T1">Quarter</text:span>: 03</text:p>
      <text:p text:style-name="P2"><text:span text:style-name="T1">Product</text:span>: X</text:p>
      <text:p text:style-name="P2"><text:span text:style-name="T1">Grade</text:span>: 0</text:p>
      <text:p text:style-name="P2"><text:span text:style-name="T1">First Shipment</text:span>: Quarter 03</text:p>
      <text:p text:style-name="P2"><text:span text:style-name="T1">Last Shipment</text:span>: End of Simulation</text:p>
      <text:p text:style-name="P2"><text:span text:style-name="T1">Units to ship</text:span>: 10 (000)</text:p>
      <text:p text:style-name="P2"><text:span text:style-name="T1">Price per Unit</text:span>: 47</text:p>
      <text:p text:style-name="P2"><text:span text:style-name="T1">Currency</text:span>: 1</text:p>
      <text:p text:style-name="P2"><text:span text:style-name="T1">Ship goods from area</text:span>: 1</text:p>
      <text:p text:style-name="P2"><text:span text:style-name="T1">Ship goods to area:</text:span> 1</text:p>
      <text:p text:style-name="P2"><text:span text:style-name="T1">Payment schedule:</text:span> Cash 40%; A/P1 60%; A/P2 0%</text:p>
      <text:p text:style-name="P2"/>
      <text:p text:style-name="P2">At every quarter this contract can be changed, but it needs the signed agreement of both companies before running the simulation of the quarter in which they want to do the change. If no changes are done to the contract, the simulation will run according to the last agreement in which both team signed.</text:p>
      <text:p text:style-name="P2"/>
      <text:p text:style-name="P2"/>
      <text:p text:style-name="P2"/>
      <text:p text:style-name="P2"/>
      <text:p text:style-name="P2"/>
      <text:p text:style-name="P2"/>
      <text:p text:style-name="P2">__________________________________ <text:s text:c="20"/>_____________________________________</text:p>
      <text:p text:style-name="P2"><text:s text:c="15"/>President, Supplier <text:s text:c="61"/>President, Bu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stavo </meta:initial-creator>
    <meta:creation-date>2013-03-26T14:48:04</meta:creation-date>
    <dc:date>2013-03-26T15:21:32</dc:date>
    <dc:creator>gustavo </dc:creator>
    <meta:editing-duration>PT11M7S</meta:editing-duration>
    <meta:editing-cycles>1</meta:editing-cycles>
    <meta:document-statistic meta:table-count="0" meta:image-count="0" meta:object-count="0" meta:page-count="1" meta:paragraph-count="17" meta:word-count="113" meta:character-count="800" meta:non-whitespace-character-count="608"/>
    <meta:generator>LibreOffice/3.5$Linux_x86 LibreOffice_project/350m1$Build-2</meta:generator>
  </office:meta>
</office:document-meta>
</file>